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799cm" fo:min-width="3.53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/>
    </style:style>
    <style:style style:name="P2" style:family="paragraph">
      <loext:graphic-properties draw:fill-color="#ffffff"/>
      <style:paragraph-properties fo:text-align="center" style:writing-mode="lr-tb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4cm" svg:height="2.083cm" svg:x="10.922cm" svg:y="0.203cm">
          <text:p text:style-name="P1"><text:span text:style-name="T1">Patient: 1</text:span></text:p>
          <text:p text:style-name="P1"><text:span text:style-name="T1">Svc: {1, 2}</text:span></text:p>
          <text:p text:style-name="P1"><text:span text:style-name="T1">TW: [10, 7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064cm" svg:height="2.083cm" svg:x="0.254cm" svg:y="0.203cm">
          <text:p text:style-name="P1"><text:span text:style-name="T1">Patient: 2</text:span></text:p>
          <text:p text:style-name="P1"><text:span text:style-name="T1">Svc: {1}</text:span></text:p>
          <text:p text:style-name="P1"><text:span text:style-name="T1">TW: [30, 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064cm" svg:height="2.083cm" svg:x="5.588cm" svg:y="0.203cm">
          <text:p text:style-name="P1"><text:span text:style-name="T1">Patient: 3</text:span></text:p>
          <text:p text:style-name="P1"><text:span text:style-name="T1">Svc: {2}</text:span></text:p>
          <text:p text:style-name="P1"><text:span text:style-name="T2">TW: [18, </text:span><text:span text:style-name="T1">74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7T16:52:12.741142167</meta:creation-date>
    <dc:date>2021-04-17T18:42:42.577072907</dc:date>
    <meta:editing-duration>PT13M23S</meta:editing-duration>
    <meta:editing-cycles>4</meta:editing-cycles>
    <meta:generator>LibreOffice/6.4.7.2$Linux_X86_64 LibreOffice_project/40$Build-2</meta:generator>
    <meta:document-statistic meta:object-count="3"/>
  </office:meta>
</office:document-meta>
</file>